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7" style:parent-style-name="Standard" style:family="paragraph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" style:parent-style-name="Fonteparág.padrão" style:family="text">
      <style:text-properties style:font-name="Times New Roman" style:font-name-asian="Times New Roman" style:font-name-complex="Times New Roman"/>
    </style:style>
    <style:style style:name="T11" style:parent-style-name="Fonteparág.padrão" style:family="text">
      <style:text-properties style:font-name="Times New Roman" style:font-name-asian="Times New Roman" style:font-name-complex="Times New Roman"/>
    </style:style>
    <style:style style:name="T12" style:parent-style-name="Fonteparág.padrão" style:family="text">
      <style:text-properties style:font-name="Times New Roman" style:font-name-asian="Times New Roman" style:font-name-complex="Times New Roman"/>
    </style:style>
    <style:style style:name="T13" style:parent-style-name="Fonteparág.padrão" style:family="text">
      <style:text-properties style:font-name="Times New Roman" style:font-name-asian="Times New Roman" style:font-name-complex="Times New Roman"/>
    </style:style>
    <style:style style:name="T14" style:parent-style-name="Fonteparág.padrão" style:family="text">
      <style:text-properties style:font-name="Times New Roman" style:font-name-asian="Times New Roman" style:font-name-complex="Times New Roman"/>
    </style:style>
    <style:style style:name="T15" style:parent-style-name="Fonteparág.padrão" style:family="text">
      <style:text-properties style:font-name="Times New Roman" style:font-name-asian="Times New Roman" style:font-name-complex="Times New Roman"/>
    </style:style>
    <style:style style:name="T16" style:parent-style-name="Fonteparág.padrão" style:family="text">
      <style:text-properties style:font-name="Times New Roman" style:font-name-asian="Times New Roman" style:font-name-complex="Times New Roman"/>
    </style:style>
    <style:style style:name="T1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" style:parent-style-name="Fonteparág.padrão" style:family="text">
      <style:text-properties style:font-name="Times New Roman" style:font-name-asian="Times New Roman" style:font-name-complex="Times New Roman"/>
    </style:style>
    <style:style style:name="P19" style:parent-style-name="Standard" style:family="paragraph">
      <style:paragraph-properties fo:line-height="150%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" style:parent-style-name="Fonteparág.padrão" style:family="text">
      <style:text-properties style:font-name="Times New Roman" style:font-name-asian="Times New Roman" style:font-name-complex="Times New Roman"/>
    </style:style>
    <style:style style:name="T22" style:parent-style-name="Fonteparág.padrão" style:family="text">
      <style:text-properties style:font-name="Times New Roman" style:font-name-asian="Times New Roman" style:font-name-complex="Times New Roman"/>
    </style:style>
    <style:style style:name="T23" style:parent-style-name="Fonteparág.padrão" style:family="text">
      <style:text-properties style:font-name="Times New Roman" style:font-name-asian="Times New Roman" style:font-name-complex="Times New Roman"/>
    </style:style>
    <style:style style:name="T24" style:parent-style-name="Fonteparág.padrão" style:family="text">
      <style:text-properties style:font-name="Times New Roman" style:font-name-asian="Times New Roman" style:font-name-complex="Times New Roman"/>
    </style:style>
    <style:style style:name="T25" style:parent-style-name="Fonteparág.padrão" style:family="text">
      <style:text-properties style:font-name="Times New Roman" style:font-name-asian="Times New Roman" style:font-name-complex="Times New Roman"/>
    </style:style>
    <style:style style:name="T26" style:parent-style-name="Fonteparág.padrão" style:family="text">
      <style:text-properties style:font-name="Times New Roman" style:font-name-asian="Times New Roman" style:font-name-complex="Times New Roman"/>
    </style:style>
    <style:style style:name="T27" style:parent-style-name="Fonteparág.padrão" style:family="text">
      <style:text-properties style:font-name="Times New Roman" style:font-name-asian="Times New Roman" style:font-name-complex="Times New Roman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9" style:parent-style-name="Fonteparág.padrão" style:family="text">
      <style:text-properties style:font-name="Times New Roman" style:font-name-asian="Times New Roman" style:font-name-complex="Times New Roman"/>
    </style:style>
    <style:style style:name="T30" style:parent-style-name="Fonteparág.padrão" style:family="text">
      <style:text-properties style:font-name="Times New Roman" style:font-name-asian="Times New Roman" style:font-name-complex="Times New Roman"/>
    </style:style>
    <style:style style:name="T31" style:parent-style-name="Fonteparág.padrão" style:family="text">
      <style:text-properties style:font-name="Times New Roman" style:font-name-asian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33" style:parent-style-name="Standard" style:family="paragraph">
      <style:paragraph-properties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6" style:parent-style-name="Fonteparág.padrão" style:family="text">
      <style:text-properties style:font-name="Times New Roman" style:font-name-asian="Times New Roman" style:font-name-complex="Times New Roman"/>
    </style:style>
    <style:style style:name="T37" style:parent-style-name="Fonteparág.padrão" style:family="text">
      <style:text-properties style:font-name="Times New Roman" style:font-name-asian="Times New Roman" style:font-name-complex="Times New Roman"/>
    </style:style>
    <style:style style:name="T3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9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0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1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2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3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44" style:parent-style-name="Standard" style:family="paragraph">
      <style:paragraph-properties fo:line-height="150%"/>
    </style:style>
    <style:style style:name="T4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7" style:parent-style-name="Fonteparág.padrão" style:family="text">
      <style:text-properties style:font-name="Times New Roman" style:font-name-asian="Times New Roman" style:font-name-complex="Times New Roman"/>
    </style:style>
    <style:style style:name="T48" style:parent-style-name="Fonteparág.padrão" style:family="text">
      <style:text-properties style:font-name="Times New Roman" style:font-name-asian="Times New Roman" style:font-name-complex="Times New Roman"/>
    </style:style>
    <style:style style:name="T49" style:parent-style-name="Fonteparág.padrão" style:family="text">
      <style:text-properties style:font-name="Times New Roman" style:font-name-asian="Times New Roman" style:font-name-complex="Times New Roman"/>
    </style:style>
    <style:style style:name="T50" style:parent-style-name="Fonteparág.padrão" style:family="text">
      <style:text-properties style:font-name="Times New Roman" style:font-name-asian="Times New Roman" style:font-name-complex="Times New Roman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52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53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54" style:parent-style-name="Standard" style:family="paragraph">
      <style:paragraph-properties fo:line-height="150%"/>
      <style:text-properties style:font-name="Times New Roman" style:font-name-asian="Times New Roman" style:font-name-complex="Times New Roman"/>
    </style:style>
    <style:style style:name="P55" style:parent-style-name="Normal" style:family="paragraph">
      <style:paragraph-properties style:text-autospace="none" style:vertical-align="auto"/>
      <style:text-properties fo:hyphenate="true"/>
    </style:style>
    <style:style style:name="T56" style:parent-style-name="Fonteparág.padrão" style:family="text"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/>
    </style:style>
    <style:style style:name="P57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58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59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0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1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2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3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4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5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6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7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8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69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70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71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72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73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74" style:parent-style-name="Normal" style:family="paragraph">
      <style:paragraph-properties style:text-autospace="none" style:vertical-align="auto"/>
      <style:text-properties style:font-name="TimesNewRomanPSMT" style:font-name-complex="TimesNewRomanPSMT" style:letter-kerning="false" fo:font-size="11pt" style:font-size-asian="11pt" style:font-size-complex="11pt" fo:language="pt" fo:country="BR" style:language-complex="ar" style:country-complex="SA" fo:hyphenate="true"/>
    </style:style>
    <style:style style:name="P75" style:parent-style-name="Standard" style:family="paragraph">
      <style:paragraph-properties fo:line-height="150%"/>
    </style:style>
    <style:style style:name="T76" style:parent-style-name="Fonteparág.padrão" style:family="text">
      <style:text-properties style:font-name="TimesNewRomanPSMT" style:font-name-complex="TimesNewRomanPSMT" style:letter-kerning="false" fo:language="pt" fo:country="BR" style:language-complex="ar" style:country-complex="SA"/>
    </style:style>
    <style:style style:name="T77" style:parent-style-name="Fonteparág.padrão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Fábrica de Software – Instituto de Informática – Universidade Federal de Goiás</text:p>
      <text:p text:style-name="P6">RELPREV-022013</text:p>
      <text:p text:style-name="P7">Relatório Individual</text:p>
      <text:p text:style-name="P8"><text:span text:style-name="T9">Aluno</text:span><text:span text:style-name="T10">: Rogério Tristão Junior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Data:</text:span><text:span text:style-name="T18"><text:s/>21/11/2013</text:span></text:p>
      <text:p text:style-name="P19"><text:span text:style-name="T20">Fase/Iteração:</text:span><text:span text:style-name="T21"><text:s/>Iteração 8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Esforço Total:</text:span><text:span text:style-name="T29"><text:s/></text:span><text:span text:style-name="T30">4</text:span><text:span text:style-name="T31"><text:s/>horas</text:span></text:p>
      <text:p text:style-name="P32"/>
      <text:p text:style-name="P33"><text:span text:style-name="T34">Atividade: <text:s/>Reunião com a equipe de validação</text:span><text:span text:style-name="T35"><text:tab/></text:span><text:span text:style-name="T36"><text:tab/></text:span><text:span text:style-name="T37"><text:tab/></text:span><text:span text:style-name="T38">Esforço: 1 hora</text:span></text:p>
      <text:p text:style-name="P39">Descrição: Reunião realizada com a equipe de validação, sobre os requisites que foram gerados<text:tab/></text:p>
      <text:p text:style-name="P40">Produtos: Nenhum da equipe de desenvolvimento</text:p>
      <text:p text:style-name="P41">Equipe: Rogério e Augusto</text:p>
      <text:p text:style-name="P42">Artefato: Nenhum da equipe de desenvolvimento</text:p>
      <text:p text:style-name="P43"/>
      <text:p text:style-name="P44"><text:span text:style-name="T45">Atividade: <text:s/>Verificação dos diagramas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Esforço: 3 horas</text:span></text:p>
      <text:p text:style-name="P52">Descrição: Verificado os diagramas produzidos pelo Ruben, a fim de estabelecer o padrão que definimos em reuniões anteriores<text:tab/></text:p>
      <text:p text:style-name="P53">Produtos: Diagramas de sequencia</text:p>
      <text:p text:style-name="P54">Equipe: Rogério e Ruben</text:p>
      <text:p text:style-name="P55">Artefato:<text:s/><text:span text:style-name="T56">RELPREV-022013-PCP-Diagrama_Sequencia_Registrar_Respostas_Ao_Relator</text:span></text:p>
      <text:p text:style-name="P57">RELPREV-022013-PCP-Diagrama_Sequencia_Registrar_Parecer_Do_Setor_Responsavel</text:p>
      <text:p text:style-name="P58">RELPREV-022013-PCP-Diagrama_Sequencia_Registrar_Acoes_Recomendadas</text:p>
      <text:p text:style-name="P59">RELPREV-022013-PCPDiagrama_</text:p>
      <text:p text:style-name="P60">Sequencia_Permitir_Que_Uma_ENTIDADE_TAXONOMIA_Seja_Reativada</text:p>
      <text:p text:style-name="P61">RELPREV-022013-PCPDiagrama_</text:p>
      <text:p text:style-name="P62">Sequencia_Permitir_Que_Uma_ENTIDADE_TAXONOMIA_Seja_MarcadaDesmarcada_</text:p>
      <text:p text:style-name="P63">como_PADRAO_MINIMO</text:p>
      <text:p text:style-name="P64">RELPREV-022013-PCPDiagrama_</text:p>
      <text:p text:style-name="P65">Sequencia_Permitir_Que_Uma_ENTIDADE_TAXONOMIA_Seja_Desativada</text:p>
      <text:p text:style-name="P66">RELPREV-022013-PCPDiagrama_</text:p>
      <text:p text:style-name="P67">Sequencia_Permitir_A_Insercao_De_Uma_ENTIDADE_TAXONOMIA</text:p>
      <text:p text:style-name="P68">RELPREV-022013-PCPDiagrama_</text:p>
      <text:p text:style-name="P69">Sequencia_Permitir_A_Insercao_De_Uma_ENTIDADE_TAXONOMIA</text:p>
      <text:p text:style-name="P70">RELPREV-022013-PCP-Diagrama_Sequencia_Gerar_Relatorio_De_Encaminhamento</text:p>
      <text:p text:style-name="P71">RELPREV-022013-PCP-Diagrama_Sequencia_Gerar_Relatorio_Das_Acoes_Recomendadas</text:p>
      <text:soft-page-break/>
      <text:p text:style-name="P72">RELPREV-022013-PCP-Diagrama_Sequencia_Gerar_DIVOP</text:p>
      <text:p text:style-name="P73">RELPREV-022013-PCP-Diagrama_Sequencia_Gerar_DIVOP</text:p>
      <text:p text:style-name="P74">RELPREV-022013-PCP-Diagrama_Sequencia_Classificar_Risco_Da_Ocorrencia</text:p>
      <text:p text:style-name="P75"><text:span text:style-name="T76">RELPREV-022013-PCP-Diagrama_Sequencia_Adicionar_Taxonomia_para_analise</text:span><text:span text:style-name="T7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TimesNewRomanPSMT" svg:font-family="TimesNewRomanPSMT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319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4" style:parent-style-name="Standard" style:family="paragraph">
      <style:text-properties style:font-name="Times New Roman" style:font-name-asian="Times New Roman" style:font-name-complex="Times New Roman"/>
    </style:style>
    <style:style style:name="P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</office:automatic-styles>
  <office:master-styles>
    <style:master-page style:name="MP0" style:page-layout-name="PL0">
      <style:header>
        <text:p text:style-name="P2">Fábrica de Software – Instituto de Informática – Universidade Federal de Goiás</text:p>
        <text:p text:style-name="P3">Nome do Projeto</text:p>
        <text:p text:style-name="P4">Relatório Individual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Rogerio Tristão Junior</dc:creator>
    <meta:creation-date>2013-12-08T10:02:00Z</meta:creation-date>
    <dc:date>2013-12-08T10:07:00Z</dc:date>
    <meta:template xlink:href="Normal.dotm" xlink:type="simple"/>
    <meta:editing-cycles>7</meta:editing-cycles>
    <meta:editing-duration>PT300S</meta:editing-duration>
    <meta:document-statistic meta:page-count="2" meta:paragraph-count="3" meta:word-count="284" meta:character-count="1817" meta:row-count="12" meta:non-whitespace-character-count="1536"/>
  </office:meta>
</office:document-meta>
</file>